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9de" officeooo:paragraph-rsid="00013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<text:s/>new user and db on postgres commands : </text:p>
      <text:p text:style-name="P1"/>
      <text:p text:style-name="P1"/>
      <text:p text:style-name="P1">sudo -u postgres psql</text:p>
      <text:p text:style-name="P1"/>
      <text:p text:style-name="P1">CRAETE USER user WITH PASSWORD ‘password123’;</text:p>
      <text:p text:style-name="P1"/>
      <text:p text:style-name="P1">CREATE DATABASE db; </text:p>
      <text:p text:style-name="P1"/>
      <text:p text:style-name="P1"/>
      <text:p text:style-name="P1">GRANT ALL PRIVILEGES ON DATABASE your_database TO your_username;</text:p>
      <text:p text:style-name="P1"/>
      <text:p text:style-name="P1">\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0:49:01.697150926</meta:creation-date>
    <dc:date>2023-12-06T00:53:14.811739778</dc:date>
    <meta:editing-duration>PT4M13S</meta:editing-duration>
    <meta:editing-cycles>1</meta:editing-cycles>
    <meta:document-statistic meta:table-count="0" meta:image-count="0" meta:object-count="0" meta:page-count="1" meta:paragraph-count="6" meta:word-count="31" meta:character-count="199" meta:non-whitespace-character-count="171"/>
    <meta:generator>LibreOffice/7.5.8.2$Linux_X86_64 LibreOffice_project/50$Build-2</meta:generator>
  </office:meta>
</office:document-meta>
</file>